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none"/>
    </style:style>
    <style:style style:name="P3" style:family="paragraph" style:parent-style-name="Preformatted_20_Text">
      <style:paragraph-properties fo:margin-left="0.7874in" fo:margin-right="0in" fo:text-indent="0in" style:auto-text-indent="false"/>
      <style:text-properties style:text-line-through-style="solid"/>
    </style:style>
    <style:style style:name="P4" style:family="paragraph" style:parent-style-name="Text_20_body">
      <style:paragraph-properties fo:margin-left="0.7874in" fo:margin-right="0in" fo:text-indent="0in" style:auto-text-indent="false"/>
    </style:style>
    <style:style style:name="P5" style:family="paragraph" style:parent-style-name="Text_20_body">
      <style:paragraph-properties fo:margin-left="0.7874in" fo:margin-right="0in" fo:text-indent="0in" style:auto-text-indent="false"/>
      <style:text-properties style:text-line-through-style="solid"/>
    </style:style>
    <style:style style:name="P6" style:family="paragraph" style:parent-style-name="Text_20_body">
      <style:paragraph-properties fo:margin-left="0.7874in" fo:margin-right="0in" fo:text-indent="0in" style:auto-text-indent="false"/>
      <style:text-properties style:text-line-through-style="none"/>
    </style:style>
    <style:style style:name="P7" style:family="paragraph" style:parent-style-name="Preformatted_20_Text">
      <style:text-properties style:text-line-through-style="solid"/>
    </style:style>
    <style:style style:name="P8" style:family="paragraph" style:parent-style-name="Preformatted_20_Text">
      <style:paragraph-properties fo:margin-left="0in" fo:margin-right="0in" fo:text-indent="0in" style:auto-text-indent="false"/>
    </style:style>
    <style:style style:name="P9" style:family="paragraph" style:parent-style-name="Preformatted_20_Text">
      <style:paragraph-properties fo:margin-left="0in" fo:margin-right="0in" fo:text-indent="0in" style:auto-text-indent="false"/>
      <style:text-properties style:text-line-through-style="non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text-properties style:text-line-through-style="solid"/>
    </style:style>
    <style:style style:name="P12" style:family="paragraph" style:parent-style-name="Preformatted_20_Text">
      <style:paragraph-properties fo:margin-left="1.5752in" fo:margin-right="0in" fo:text-indent="0in" style:auto-text-indent="false"/>
      <style:text-properties style:text-line-through-style="solid"/>
    </style:style>
    <style:style style:name="P13" style:family="paragraph" style:parent-style-name="Preformatted_20_Text">
      <style:paragraph-properties fo:margin-left="1.5752in" fo:margin-right="0in" fo:text-indent="0in" style:auto-text-indent="false"/>
      <style:text-properties style:text-line-through-style="none"/>
    </style:style>
    <style:style style:name="P14" style:family="paragraph" style:parent-style-name="Text_20_body">
      <style:paragraph-properties fo:margin-left="1.5752in" fo:margin-right="0in" fo:text-indent="0in" style:auto-text-indent="false"/>
    </style:style>
    <style:style style:name="P15" style:family="paragraph" style:parent-style-name="Text_20_body">
      <style:paragraph-properties fo:margin-left="1.5752in" fo:margin-right="0in" fo:text-indent="0in" style:auto-text-indent="false"/>
      <style:text-properties style:text-line-through-style="none"/>
    </style:style>
    <style:style style:name="P16" style:family="paragraph" style:parent-style-name="Text_20_body">
      <style:paragraph-properties fo:margin-left="1.5752in" fo:margin-right="0in" fo:text-indent="0in" style:auto-text-indent="false"/>
      <style:text-properties style:text-line-through-style="solid"/>
    </style:style>
    <style:style style:name="P17" style:family="paragraph" style:parent-style-name="Contents_20_2">
      <style:paragraph-properties>
        <style:tab-stops>
          <style:tab-stop style:position="0.25in" style:leader-style="dotted" style:leader-text="."/>
        </style:tab-stops>
      </style:paragraph-properties>
    </style:style>
    <style:style style:name="P18" style:family="paragraph" style:parent-style-name="Contents_20_3">
      <style:paragraph-properties>
        <style:tab-stops>
          <style:tab-stop style:position="0.5in" style:leader-style="dotted" style:leader-text="."/>
        </style:tab-stops>
      </style:paragraph-properties>
    </style:style>
    <style:style style:name="P19" style:family="paragraph" style:parent-style-name="Contents_20_1">
      <style:paragraph-properties>
        <style:tab-stops>
          <style:tab-stop style:position="0in"/>
        </style:tab-stops>
      </style:paragraph-properties>
    </style:style>
    <style:style style:name="P20" style:family="paragraph" style:parent-style-name="Text_20_body" style:list-style-name="L1"/>
    <style:style style:name="P21" style:family="paragraph" style:parent-style-name="Text_20_body">
      <style:paragraph-properties fo:margin-left="1.5752in" fo:margin-right="0in" fo:text-indent="0in" style:auto-text-indent="false"/>
    </style:style>
    <style:style style:name="P22" style:family="paragraph" style:parent-style-name="Text_20_body">
      <style:paragraph-properties fo:margin-left="1.5752in" fo:margin-right="0in" fo:text-indent="0in" style:auto-text-indent="false"/>
      <style:text-properties style:text-line-through-style="none"/>
    </style:style>
    <style:style style:name="P23" style:family="paragraph" style:parent-style-name="Text_20_body">
      <style:paragraph-properties fo:margin-left="0.7874in" fo:margin-right="0in" fo:text-indent="0in" style:auto-text-indent="false"/>
    </style:style>
    <style:style style:name="P24" style:family="paragraph" style:parent-style-name="Heading_20_1" style:master-page-name="HTML">
      <style:paragraph-properties style:page-number="auto"/>
    </style:style>
    <style:style style:name="P25" style:family="paragraph" style:parent-style-name="Heading_20_4">
      <style:text-properties style:text-line-through-style="solid"/>
    </style:style>
    <style:style style:name="P26" style:family="paragraph" style:parent-style-name="Preformatted_20_Text">
      <style:paragraph-properties fo:margin-left="0.7874in" fo:margin-right="0in" fo:text-indent="0in" style:auto-text-indent="false"/>
    </style:style>
    <style:style style:name="P27" style:family="paragraph" style:parent-style-name="Preformatted_20_Text">
      <style:paragraph-properties fo:margin-left="1.5752in" fo:margin-right="0in" fo:text-indent="0in" style:auto-text-indent="false"/>
    </style:style>
    <style:style style:name="P28" style:family="paragraph" style:parent-style-name="Heading_20_5">
      <style:text-properties style:text-line-through-style="solid"/>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text-line-through-style="soli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jPSXdec 0.95 (alpha) Manual</text:h>
      <text:p text:style-name="Text_20_body">Michael Sabin</text:p>
      <text:p text:style-name="Text_20_body"><text:a xlink:type="simple" xlink:href="mailto:jpsxdec@gmail.com">jpsxdec@gmail.com</text:a></text:p>
      <text:table-of-content text:style-name="Sect1" text:protected="true" text:name="Table of Contents1">
        <text:table-of-content-source text:outline-level="3" text:index-scope="chapter" text:relative-tab-stop-position="false">
          <text:index-title-template text:style-name="Contents_20_Heading">Table of Contents</text:index-title-template>
          <text:table-of-content-entry-template text:outline-level="1" text:style-name="Contents_20_1">
            <text:index-entry-tab-stop style:type="left" style:position="0in" style:leader-char=" "/>
            <text:index-entry-span>  </text:index-entry-span>
            <text:index-entry-tab-stop style:type="left" style:position="0in" style:leader-char=" "/>
            <text:index-entry-tab-stop style:type="left" style:position="0in" style:leader-char=" "/>
            <text:index-entry-tab-stop style:type="left" style:position="0in" style:leader-char=" "/>
          </text:table-of-content-entry-template>
          <text:table-of-content-entry-template text:outline-level="2" text:style-name="Contents_20_2">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25in" style:leader-char="."/>
            <text:index-entry-link-start text:style-name="Internet_20_link"/>
            <text:index-entry-text/>
            <text:index-entry-link-end/>
          </text:table-of-content-entry-template>
          <text:table-of-content-entry-template text:outline-level="3" text:style-name="Contents_20_3">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tab-stop style:type="left" style:position="0.5in" style:leader-char="."/>
            <text:index-entry-span>  </text:index-entry-span>
            <text:index-entry-link-start text:style-name="Internet_20_link"/>
            <text:index-entry-text/>
            <text:index-entry-link-end/>
          </text:table-of-content-entry-template>
          <text:table-of-content-entry-template text:outline-level="4" text:style-name="Contents_20_4">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75in" style:leader-char="."/>
            <text:index-entry-span> </text:index-entry-span>
            <text:index-entry-link-start text:style-name="Internet_20_link"/>
            <text:index-entry-text/>
            <text:index-entry-link-end/>
          </text:table-of-content-entry-template>
          <text:table-of-content-entry-template text:outline-level="5" text:style-name="Contents_20_5">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6" text:style-name="Contents_20_6">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7" text:style-name="Contents_20_7">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8" text:style-name="Contents_20_8">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9" text:style-name="Contents_20_9">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10" text:style-name="Contents_20_10">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source>
        <text:index-body>
          <text:index-title text:style-name="Sect2" text:name="Table of Contents1_Head">
            <text:p text:style-name="Contents_20_Heading">Table of Contents</text:p>
          </text:index-title>
          <text:p text:style-name="P19"><text:tab/> <text:s/><text:tab/><text:tab/><text:tab/></text:p>
          <text:p text:style-name="P17">1 <text:s text:c="2"/><text:tab/><text:a xlink:type="simple" xlink:href="#__RefHeading__276_1300488681" text:style-name="Internet_20_link" text:visited-style-name="Internet_20_link">About</text:a></text:p>
          <text:p text:style-name="P18">1.1 <text:tab/> <text:s/><text:a xlink:type="simple" xlink:href="#__RefHeading__278_1300488681" text:style-name="Internet_20_link" text:visited-style-name="Internet_20_link">Java frameworks</text:a></text:p>
          <text:p text:style-name="P17">2 <text:s text:c="2"/><text:tab/><text:a xlink:type="simple" xlink:href="#__RefHeading__566_632407379" text:style-name="Internet_20_link" text:visited-style-name="Internet_20_link">Gui</text:a></text:p>
          <text:p text:style-name="P17">3 <text:s text:c="2"/><text:tab/><text:a xlink:type="simple" xlink:href="#__RefHeading__280_1300488681" text:style-name="Internet_20_link" text:visited-style-name="Internet_20_link">Command-line</text:a></text:p>
          <text:p text:style-name="P18">3.1 <text:tab/> <text:s/><text:a xlink:type="simple" xlink:href="#__RefHeading__282_1300488681" text:style-name="Internet_20_link" text:visited-style-name="Internet_20_link">Quick start</text:a></text:p>
          <text:p text:style-name="P18">3.2 <text:tab/> <text:s/><text:a xlink:type="simple" xlink:href="#__RefHeading__284_1300488681" text:style-name="Internet_20_link" text:visited-style-name="Internet_20_link">Main command-line options</text:a></text:p>
          <text:p text:style-name="P18">3.3 <text:tab/> <text:s/><text:a xlink:type="simple" xlink:href="#__RefHeading__286_1300488681" text:style-name="Internet_20_link" text:visited-style-name="Internet_20_link">Options for disc item types</text:a></text:p>
          <text:p text:style-name="P17">4 <text:s text:c="2"/><text:tab/><text:a xlink:type="simple" xlink:href="#__RefHeading__288_1300488681" text:style-name="Internet_20_link" text:visited-style-name="Internet_20_link">File formats recognized by jPSXdec</text:a></text:p>
          <text:p text:style-name="P17">5 <text:s text:c="2"/><text:tab/><text:a xlink:type="simple" xlink:href="#__RefHeading__290_1300488681" text:style-name="Internet_20_link" text:visited-style-name="Internet_20_link">Index files</text:a></text:p>
          <text:p text:style-name="P17">6 <text:s text:c="2"/><text:tab/><text:a xlink:type="simple" xlink:href="#__RefHeading__292_1300488681" text:style-name="Internet_20_link" text:visited-style-name="Internet_20_link">Replacing movies</text:a></text:p>
          <text:p text:style-name="P18">6.1 <text:tab/> <text:s/><text:a xlink:type="simple" xlink:href="#__RefHeading__294_1300488681" text:style-name="Internet_20_link" text:visited-style-name="Internet_20_link">About the encoder</text:a></text:p>
          <text:p text:style-name="P17">7 <text:s text:c="2"/><text:tab/><text:a xlink:type="simple" xlink:href="#__RefHeading__296_1300488681" text:style-name="Internet_20_link" text:visited-style-name="Internet_20_link">Building from source</text:a></text:p>
          <text:p text:style-name="P17">8 <text:s text:c="2"/><text:tab/><text:a xlink:type="simple" xlink:href="#__RefHeading__298_1300488681" text:style-name="Internet_20_link" text:visited-style-name="Internet_20_link">License</text:a></text:p>
        </text:index-body>
      </text:table-of-content>
      <text:p text:style-name="Text_20_body"/>
      <text:h text:style-name="Heading_20_2" text:outline-level="2"><text:bookmark text:name="__RefHeading__276_1300488681"/>About<text:bookmark-end text:name="__RefHeading__276_1300488681"/></text:h>
      <text:p text:style-name="Text_20_body">jPSXdec is a PlayStation 1 media reader, decoder, and converter written using the Java framework.</text:p>
      <text:p text:style-name="Text_20_body">Because jPSXdec uses the Java framework, it makes it almost universally cross-platform, but does require Java to be installed to work.</text:p>
      <text:p text:style-name="Text_20_body">jPSXdec can read any file or image that comes from PlayStation discs, but it is recommended that the entire disc be ripped as a BIN/CUE file. You may have some success from ripping or copying individual files off the disc.</text:p>
      <text:h text:style-name="Heading_20_3" text:outline-level="3"><text:bookmark text:name="__RefHeading__278_1300488681"/>Java frameworks<text:bookmark-end text:name="__RefHeading__278_1300488681"/></text:h>
      <text:p text:style-name="Text_20_body">There are several Java Virtual Machines and frameworks available. jPSXdec has only been tested on <text:a xlink:type="simple" xlink:href="http://www.java.com/en/download/">Oracle's Java</text:a>.</text:p>
      <text:h text:style-name="Heading_20_2" text:outline-level="2"><text:bookmark text:name="__RefHeading__566_632407379"/>Gui<text:bookmark-end text:name="__RefHeading__566_632407379"/></text:h>
      <text:p text:style-name="Text_20_body">Starting jPSXdec without argument will launch the graphical user interface.</text:p>
      <text:p text:style-name="Text_20_body">TODO: Add pictures and details about gui stuff.</text:p>
      <text:h text:style-name="Heading_20_2" text:outline-level="2"><text:bookmark text:name="__RefHeading__280_1300488681"/>Command-line<text:bookmark-end text:name="__RefHeading__280_1300488681"/></text:h>
      <text:h text:style-name="Heading_20_3" text:outline-level="3"><text:bookmark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
      <text:p text:style-name="P1">java -jar jpsxdec.jar -f MyGameImage.bin -x MyGameImage.idx</text:p>
      <text:p text:style-name="Text_20_body"/>
      <text:p text:style-name="Text_20_body">Once the index is created, open it to review what was found in the source file.</text:p>
      <text:p text:style-name="Text_20_body">Identify the number of an item you are interested in, and run the command to extract/decode it.</text:p>
      <text:p text:style-name="Text_20_body">Example to decode the first (0th) item:</text:p>
      <text:p text:style-name="P1"/>
      <text:p text:style-name="P1">java -jar jpsxdec.jar -x MyGameImage.idx -i 0</text:p>
      <text:h text:style-name="Heading_20_3" text:outline-level="3"><text:bookmark text:name="__RefHeading__284_1300488681"/>Main command-line options<text:bookmark-end text:name="__RefHeading__284_1300488681"/></text:h>
      <text:p text:style-name="Preformatted_20_Text">java -jar jpsxdec.jar -?/-h/-help</text:p>
      <text:p text:style-name="Text_20_body">Displays main help.</text:p>
      <text:p text:style-name="Preformatted_20_Text"/>
      <text:p text:style-name="Preformatted_20_Text">java -jar jpsxdec.jar -f &lt;in_file&gt; -x &lt;index_file&gt;</text:p>
      <text:p text:style-name="Text_20_body">Build an index of &lt;in_file&gt; and save it as &lt;index_file&gt;</text:p>
      <text:p text:style-name="Preformatted_20_Text"/>
      <text:p text:style-name="Preformatted_20_Text">java -jar jpsxdec.jar [ -f &lt;in_file&gt; ] [ -x &lt;index_file&gt; ] &lt;index_command&gt; [index_command_options]</text:p>
      <text:p text:style-name="Text_20_body">Perform a command that requires an index. Either the &lt;in_file&gt; or &lt;index_file&gt; need to be specified, or both.</text:p>
      <text:p text:style-name="Text_20_body">If only the &lt;in_file&gt; is specified, then it is indexed, but the index is not saved. This is useful for small .str files that only contain one or two streams.</text:p>
      <text:p text:style-name="Text_20_body">If only the &lt;index_file&gt; is specified, then jPSXdec uses the file stored in the index as the &lt;in_file&gt;</text:p>
      <text:p text:style-name="Text_20_body">If both the &lt;in_file&gt; and &lt;index_file&gt; are specified, then jPSXdec uses the index, but uses the explicitly specified &lt;in_file&gt; on the command-line instead of the file stored in the index.</text:p>
      <text:p text:style-name="Text_20_body"/>
      <text:p text:style-name="Text_20_body">The available &lt;index_commands&gt;:</text:p>
      <text:p text:style-name="P2"/>
      <text:p text:style-name="P1">-item/-i # [item_command] [item_command_options]</text:p>
      <text:p text:style-name="P4">Process one disc item (see item's help for options)</text:p>
      <text:p text:style-name="P1"/>
      <text:p text:style-name="P1">-a &lt;type&gt; [item_command] [item_command_options]</text:p>
      <text:p text:style-name="P4">Process all disc items of type audio, video, or file (see item's help for options)</text:p>
      <text:p text:style-name="P1"/>
      <text:p text:style-name="P4">Some shared [item_command]s:</text:p>
      <text:p text:style-name="P4"/>
      <text:p text:style-name="P14">If no command is given, then it performs the default decoding command</text:p>
      <text:p text:style-name="P14"/>
      <text:p text:style-name="P13">-play</text:p>
      <text:p text:style-name="P15">Opens a very simple player to play movies and audio</text:p>
      <text:p text:style-name="P15"/>
      <text:p text:style-name="P27">-?/-h/-help</text:p>
      <text:p text:style-name="P15">Displays detailed help about the item</text:p>
      <text:p text:style-name="P4"/>
      <text:p text:style-name="P2">-visualize &lt;output_pdf&gt;</text:p>
      <text:p text:style-name="P6">Creates a massive pdf representing the physical layout the disc with color-coded sectors and index items</text:p>
      <text:p text:style-name="P1"/>
      <text:p text:style-name="P8">java -jar jpsxdec.jar -f &lt;in_file&gt; &lt;in_file_command&gt; [in_file_command_options]</text:p>
      <text:p text:style-name="P10">Perform an operation on <text:span text:style-name="Source_20_Text">&lt;in_file&gt;</text:span></text:p>
      <text:p text:style-name="P8"/>
      <text:p text:style-name="P1">-copysect &lt; # | #-# &gt; &lt;out_file&gt;</text:p>
      <text:p text:style-name="P4">Copy sectors to <text:span text:style-name="Source_20_Text">&lt;out_file&gt;</text:span></text:p>
      <text:p text:style-name="P1"/>
      <text:p text:style-name="P1">-sectordump <text:span text:style-name="Source_20_Text">&lt;out_file&gt;</text:span></text:p>
      <text:p text:style-name="P4">Write list of sector types to <text:span text:style-name="Source_20_Text">&lt;out_file&gt;</text:span> (for debugging)</text:p>
      <text:p text:style-name="P1"/>
      <text:p text:style-name="P1"><text:span text:style-name="T3">-static </text:span><text:span text:style-name="Source_20_Text"><text:span text:style-name="T3">&lt;type&gt;</text:span></text:span></text:p>
      <text:p text:style-name="P5">Process special static file types</text:p>
      <text:p text:style-name="P4"/>
      <text:p text:style-name="Text_20_body">Additional option (optional):</text:p>
      <text:p text:style-name="P8">-v/-verbose #</text:p>
      <text:p text:style-name="Text_20_body">How much info to print: 0 for none, 1 for only errors, 2 for errors &amp; warnings, 3 for normal, 4 for extra</text:p>
      <text:h text:style-name="Heading_20_3" text:outline-level="3"><text:bookmark text:name="__RefHeading__286_1300488681"/>Options for disc item types<text:bookmark-end text:name="__RefHeading__286_1300488681"/></text:h>
      <text:p text:style-name="Text_20_body">jPSXdec can detect the following data on PlayStation discs.</text:p>
      <text:h text:style-name="Heading_20_4" text:outline-level="4">STR Video</text:h>
      <text:p text:style-name="Text_20_body">All types of PlayStation videos.</text:p>
      <text:p text:style-name="Text_20_body">For the highest quality output, use these flags:</text:p>
      <text:p text:style-name="P1"/>
      <text:p text:style-name="P1">-quality high+ -vf avi:rgb</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frame rate is simply ignored. When saving as AVI, jPSXdec tries to place the frames in the AVI time-line as close to where they belong. This may mean that duplicate frames are inserted into the movie (thankfully AVI files have a convenient feature so duplication adds almost no extra size to files). Silent audio may also be inserted as needed in rare cases to keep the audio in sync. For more precise output, the <text:span text:style-name="Source_20_Text">-preceiseav</text:span> and <text:span text:style-name="Source_20_Text">-precisefps</text:span> options are available.</text:p>
      <text:h text:style-name="Heading_20_5" text:outline-level="5">Command-line options</text:h>
      <text:p text:style-name="Preformatted_20_Text">-frameinfodump</text:p>
      <text:p text:style-name="P4">Prints out detailed information about each video frame.</text:p>
      <text:p text:style-name="Text_20_body"/>
      <text:p text:style-name="Text_20_body">Options for decoding video items</text:p>
      <text:p text:style-name="P1">-dir &lt;directory&gt;</text:p>
      <text:p text:style-name="P14">Specifies the output directory where item(s) will be saved. Default is the current directory.</text:p>
      <text:p text:style-name="P1">-quality &lt;low, high, high+, psx&gt;</text:p>
      <text:p text:style-name="P14">Selects the decoding quality. Default is low. Option ignored if saving as demux or mdec format.</text:p>
      <text:p text:style-name="P14"><text:span text:style-name="T2">low</text:span> quality is very fast and uses integer based arithmetic.</text:p>
      <text:p text:style-name="P14"><text:span text:style-name="T2">high</text:span> is much slower, but should create better output because it uses floating point arithmetic (although it may not be noticeable without close inspection). It uses nearest-neighbor interpolation for chroma upsampling.</text:p>
      <text:p text:style-name="P14"><text:span text:style-name="T2">high+</text:span> is like <text:span text:style-name="T2">high</text:span>, but uses bilinear interpolation for chroma upsampling for a noticeable quality improvement. Not applicable when saving as <text:span text:style-name="Source_20_Text">avi:yuv</text:span> or <text:span text:style-name="Source_20_Text">avi:jyuv</text:span>.</text:p>
      <text:p text:style-name="P14"><text:span text:style-name="Source_20_Text">psx</text:span> quality tries to duplicate what the PlayStation would generate. It's not perfect, but is currently better than any other decoder ever written.</text:p>
      <text:p text:style-name="P1">-vidfmt/-vf &lt;format&gt;</text:p>
      <text:p text:style-name="P14">Selects the output format (default is <text:span text:style-name="Source_20_Text">avi:mjpg</text:span>):</text:p>
      <text:p text:style-name="P14"><text:span text:style-name="T2">avi:mjpg</text:span> – Smallest output, but it is a lossy format so quality may be degraded. Use the <text:span text:style-name="Source_20_Text">-jpg</text:span> option to set compression/quality level.</text:p>
      <text:p text:style-name="P14"><text:span text:style-name="T2">avi:rgb</text:span> – Completely uncompressed, RGB (device independent bitmap, i.e. DIB) AVI. Very large, but lossless.</text:p>
      <text:p text:style-name="P14"><text:span text:style-name="T2">avi:yuv</text:span> – Higher quality output, and smaller even than avi:rgb. Uses the fourcc YV12 codec.</text:p>
      <text:p text:style-name="P14"><text:span text:style-name="T2">avi:jyuv</text:span> – Most similar to PlayStation video format. Uses the fourcc YV12 codec, but pixel values use the full [0-255] range (also known as “pc.601”).</text:p>
      <text:p text:style-name="P14"><text:span text:style-name="T2">png</text:span>, <text:span text:style-name="T2">jpg</text:span>, <text:span text:style-name="T2">bmp</text:span> – Saves a series of images. Use the <text:span text:style-name="Source_20_Text">-jpg</text:span> option to set compression/quality level when saving <text:span text:style-name="Source_20_Text">-vf jpg</text:span>.</text:p>
      <text:p text:style-name="P14"><text:span text:style-name="T2">demux</text:span> – Demuxed compressed bitstream frame data found in separate sectors on the disc. 'Demuxing' is the first step in the decoding process, which simply combines the separate frame chunks into a contiguous block.</text:p>
      <text:p text:style-name="P14"><text:span text:style-name="T2">mdec</text:span> – Generated from the demuxed bitstream data. This data would then be fed into the PlayStation MDEC chip, which would produce viewable images.</text:p>
      <text:p text:style-name="P1">-jpg &lt;#&gt;</text:p>
      <text:p text:style-name="P14">Selects the quality between 0 and 100 when saving a sequence of jpeg images, or as AVI with MJPG codec. Default is <text:span text:style-name="Source_20_Text">75</text:span>.</text:p>
      <text:p text:style-name="P1">-frame &lt;#&gt; / -frames &lt;#-#&gt;</text:p>
      <text:p text:style-name="P14">Lets you specify that only 1 frame, or a range of frames should be decoded. Audio is ignored when using this option because accurate audio decoded must begin from the start of the audio stream (you can't start in the middle).</text:p>
      <text:p text:style-name="P1">-noaud</text:p>
      <text:p text:style-name="P14">Don't decode audio with the video (ignored when video does not have audio, or when not saving as AVI).</text:p>
      <text:p text:style-name="P2">-preciseav</text:p>
      <text:p text:style-name="P15">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1">-nocrop</text:p>
      <text:p text:style-name="P14">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demux or mdec format.</text:p>
      <text:p text:style-name="P1">-ds &lt;1 or 2&gt;</text:p>
      <text:p text:style-name="P14">Movie frame rates are entirely dependent on the speed the disc spins. PlayStation 1 can spin discs at 1x speed, or 2x speed. Nearly every game I've seen uses 2x speed for all their movies. jPSXdec can usually automatically detect the disc speed by analysis of parallel audio streams, but if the speed is unclear, it will assume 2x. In the rare case that is incorrect, this option lets you force using 1x disc speed instead (effectively halving the frame-rate). Option ignored if not saving as avi.</text:p>
      <text:p text:style-name="P3">-precisefps</text:p>
      <text:p text:style-name="P16">Like the option above, the frame rate for most videos isn't exactly how the video is actually played back on the PlayStation. This option will save the AVI with frames appearing exactly how they are arranged on the disc, which will give the video a 75 or 150 fps rate (option ignored if not saving AVI with audio).</text:p>
      <text:p text:style-name="P8"/>
      <text:p text:style-name="P8">-replace &lt;str_replace_xml&gt;</text:p>
      <text:p text:style-name="P10">Replaces frames of a video item according to the options in the xml file</text:p>
      <text:p text:style-name="P1"/>
      <text:p text:style-name="P9"/>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Text_20_body">Options for decoding audio items</text:p>
      <text:p text:style-name="P1">-dir &lt;directory&gt;</text:p>
      <text:p text:style-name="P14">Specifies the output directory where item(s) will be saved. Default is the current directory.</text:p>
      <text:p text:style-name="P1">-vol &lt;number between 0 and 100&gt;</text:p>
      <text:p text:style-name="P14">This does more than just adjust the volume, because it does the adjustment before clamping the waveform and rounding it to an integer volume. Therefore the output should be better quality when scaling the volume at this point, and can even help in cases where a game's audio has distortions due to the clamping. Default is 100.</text:p>
      <text:p text:style-name="P1">-audfmt / -af &lt;format&gt;</text:p>
      <text:p text:style-name="P14">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Text_20_body">Options for saving file items</text:p>
      <text:p text:style-name="P1">-dir &lt;directory&gt;</text:p>
      <text:p text:style-name="P14">Specifies the output directory where item(s) will be saved. Default is the current directory.</text:p>
      <text:p text:style-name="P1">-iso</text:p>
      <text:p text:style-name="P14">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25" text:outline-level="4">TIM image</text:h>
      <text:p text:style-name="P11">Simple TIM images regularly used in PlayStation games.</text:p>
      <text:h text:style-name="P28" text:outline-level="5">Command-line options</text:h>
      <text:p text:style-name="P7">-imgfmt / -if &lt;image format&gt;</text:p>
      <text:p text:style-name="P5">Format to save the TIM image. Use item's help for available options. These options will be different depending on if the TIM image has a palette. Default is png.</text:p>
      <text:p text:style-name="P7">-pal &lt;palettes to save&gt;</text:p>
      <text:p text:style-name="P5">TIM images may come with one or more palettes. By default, all palettes are saved as a separate output files. This option lets you only select exactly which palettes to save using a comma delimited list, or hyphens (no spaces). For example, to save the first and third, fourth and firth palettes, you could use this:</text:p>
      <text:p text:style-name="P12">-pal 1,3-5</text:p>
      <text:h text:style-name="Heading_20_2" text:outline-level="2"><text:bookmark text:name="__RefHeading__288_1300488681"/>File formats recognized by jPSXdec<text:bookmark-end text:name="__RefHeading__288_1300488681"/></text:h>
      <text:p text:style-name="Text_20_body">jPSXdec can read and understand two main file formats: disc images in the form of ISO and BIN/CUE. Since it can read BIN/CUE disc images, it can also read .STR and .XA files because those files are simply extracted portions of BIN/CUE disc images.</text:p>
      <text:h text:style-name="Heading_20_2" text:outline-level="2"><text:bookmark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Index files contain a path to the source file that the index was created from. jPSXdec can use that so it doesn't always have to be respecified on the command-line.</text:p>
      <text:p text:style-name="Text_20_body">All audio and video streams are listed separately, even if they should probably be combined. Actions upon video streams will also consider any parallel audio streams.</text:p>
      <text:h text:style-name="Heading_20_2" text:outline-level="2"><text:bookmark text:name="__RefHeading__292_1300488681"/>Replacing movies<text:bookmark-end text:name="__RefHeading__292_1300488681"/></text:h>
      <text:p text:style-name="Text_20_body">Using the <text:span text:style-name="Source_20_Text">-replace</text:span> option on video items, jPSXdec can re-encode and replace video frames within streaming movies on the disc or movie file. To use this feature, you must create an .xml file that tells jPSXdec what frames you want replaced, and how to replace them. The format is as follows:</text:p>
      <text:p text:style-name="P1">&lt;?xml version="1.0"?&gt;</text:p>
      <text:p text:style-name="P1">&lt;str-replace version="0.1"&gt;</text:p>
      <text:p text:style-name="P1"/>
      <text:p text:style-name="P1"><text:s text:c="4"/>&lt;replace frame="10"&gt;newframe10.bmp&lt;/replace&gt;</text:p>
      <text:p text:style-name="P1"/>
      <text:p text:style-name="P1"><text:s text:c="4"/>&lt;replace frame="13" format="mdec"&gt;newframe13.mdec&lt;/replace&gt;</text:p>
      <text:p text:style-name="P1"/>
      <text:p text:style-name="P1"><text:s text:c="4"/>&lt;partial-replace frame="17" tolerance="5" mask="test.png" rect="20,15,200,150"&gt;</text:p>
      <text:p text:style-name="P1"><text:s text:c="8"/>newpartialframe.png</text:p>
      <text:p text:style-name="P1"><text:s text:c="4"/>&lt;/partial-replace&gt;</text:p>
      <text:p text:style-name="P1"/>
      <text:p text:style-name="P1">&lt;/str-replace&gt;</text:p>
      <text:p text:style-name="Text_20_body"/>
      <text:p text:style-name="Text_20_body">The root <text:span text:style-name="Source_20_Text">&lt;str-replace&gt;</text:span> tag needs the <text:span text:style-name="Source_20_Text">version</text:span> attribute to equal the current file format version (0.1).</text:p>
      <text:p text:style-name="Text_20_body">Within the &lt;str-replace&gt; tag, only &lt;replace&gt; and &lt;partial-replace&gt;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he frame number starts with the first frame number as listed in the index file, which is usually 1). </text:p>
      <text:p text:style-name="Text_20_body">The tag has one optional <text:span text:style-name="Source_20_Text">format</text:span> attribute which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simply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he default value of this attribute is 0.</text:p>
      <text:p text:style-name="Text_20_body">The <text:span text:style-name="Source_20_Text">mask</text:span> attribute lets you specify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olerance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 text:name="__RefHeading__294_1300488681"/>About the encoder<text:bookmark-end text:name="__RefHeading__294_1300488681"/></text:h>
      <text:p text:style-name="Text_20_body">The jSPXdec video encoder uses double-precision floating-point math. Unfortunately that's where the quality ends. It is very straight forward, and <text:span text:style-name="T1">doesn't</text:span> include any of the following features I wish it did.</text:p>
      <text:list xml:id="list27337182" text:style-name="L1">
        <text:list-item>
          <text:p text:style-name="P20">Smart chroma sub-sampling calculation</text:p>
        </text:list-item>
        <text:list-item>
          <text:p text:style-name="P20">Pre-anti-aliasing and Pre-blockiness reduction</text:p>
        </text:list-item>
        <text:list-item>
          <text:p text:style-name="P20">Temporal spreading of quantization error</text:p>
        </text:list-item>
        <text:list-item>
          <text:p text:style-name="P20">Shorter VLC adjustment searching</text:p>
        </text:list-item>
      </text:list>
      <text:p text:style-name="Text_20_body">If there are any insights you could provide about these very awesome enhancements, please let me know.</text:p>
      <text:h text:style-name="Heading_20_2" text:outline-level="2"><text:bookmark text:name="__RefHeading__296_1300488681"/>Building from source<text:bookmark-end text:name="__RefHeading__296_1300488681"/></text:h>
      <text:p text:style-name="Text_20_body">jPSXdec can be built using the readily available <text:a xlink:type="simple" xlink:href="http://ant.apache.org/">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0402in"/>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Sabin</meta:initial-creator>
    <meta:creation-date>2009-12-12T09:56:21</meta:creation-date>
    <dc:creator>Michael Sabin</dc:creator>
    <dc:date>2010-11-09T07:26:14.03</dc:date>
    <meta:editing-duration>PT26H33M38S</meta:editing-duration>
    <meta:editing-cycles>247</meta:editing-cycles>
    <meta:generator>OpenOffice.org/3.2$Win32 OpenOffice.org_project/320m18$Build-9502</meta:generator>
    <meta:document-statistic meta:table-count="0" meta:image-count="0" meta:object-count="0" meta:page-count="1" meta:paragraph-count="178" meta:word-count="2634" meta:character-count="16031"/>
  </office:meta>
</office:document-meta>
</file>